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loext:graphic-properties draw:fill="none"/>
      <style:paragraph-properties fo:margin-left="1.199cm" fo:margin-right="0.4cm" fo:margin-top="0.212cm" fo:margin-bottom="0.212cm" loext:contextual-spacing="false" fo:line-height="0.529cm" fo:text-align="start" style:justify-single-word="false" fo:orphans="2" fo:widows="2" fo:hyphenation-ladder-count="no-limit" fo:text-indent="-0.3cm" style:auto-text-indent="false" fo:background-color="transparent" style:writing-mode="lr-tb">
        <style:tab-stops>
          <style:tab-stop style:position="1.609cm"/>
        </style:tab-stops>
      </style:paragraph-properties>
      <style:text-properties fo:font-style="italic" fo:font-weight="bold" officeooo:paragraph-rsid="00023293" fo:background-color="transparent" style:font-style-asian="italic" style:font-weight-asian="bold" style:font-style-complex="italic" style:font-weight-complex="bold" fo:hyphenate="false" fo:hyphenation-remain-char-count="2" fo:hyphenation-push-char-count="2"/>
    </style:style>
    <style:style style:name="P2" style:family="paragraph" style:parent-style-name="Text_20_body" style:list-style-name="L1">
      <loext:graphic-properties draw:fill="none"/>
      <style:paragraph-properties fo:margin-left="1.199cm" fo:margin-right="0.4cm" fo:margin-top="0.212cm" fo:margin-bottom="0.212cm" loext:contextual-spacing="false" fo:line-height="0.529cm" fo:text-align="start" style:justify-single-word="false" fo:orphans="2" fo:widows="2" fo:hyphenation-ladder-count="no-limit" fo:text-indent="-0.3cm" style:auto-text-indent="false" fo:background-color="transparent" style:writing-mode="lr-tb">
        <style:tab-stops>
          <style:tab-stop style:position="1.609cm"/>
        </style:tab-stops>
      </style:paragraph-properties>
      <style:text-properties fo:font-style="italic" fo:font-weight="bold" officeooo:paragraph-rsid="00031a53" fo:background-color="transparent" style:font-style-asian="italic" style:font-weight-asian="bold" style:font-style-complex="italic" style:font-weight-complex="bold" fo:hyphenate="false" fo:hyphenation-remain-char-count="2" fo:hyphenation-push-char-count="2"/>
    </style:style>
    <style:style style:name="P3" style:family="paragraph" style:parent-style-name="Text_20_body" style:list-style-name="L1" style:master-page-name="">
      <loext:graphic-properties draw:fill="none"/>
      <style:paragraph-properties fo:margin-left="1.199cm" fo:margin-right="0.4cm" fo:margin-top="0.212cm" fo:margin-bottom="0.212cm" loext:contextual-spacing="false" fo:line-height="0.529cm" fo:text-align="start" style:justify-single-word="false" fo:orphans="2" fo:widows="2" fo:hyphenation-ladder-count="no-limit" fo:text-indent="-0.3cm" style:auto-text-indent="false" style:page-number="auto" fo:background-color="transparent" style:writing-mode="lr-tb">
        <style:tab-stops>
          <style:tab-stop style:position="1.609cm"/>
        </style:tab-stops>
      </style:paragraph-properties>
      <style:text-properties fo:font-style="italic" fo:font-weight="bold" officeooo:paragraph-rsid="00023293" fo:background-color="transparent" style:font-style-asian="italic" style:font-weight-asian="bold" style:font-style-complex="italic" style:font-weight-complex="bold" fo:hyphenate="false" fo:hyphenation-remain-char-count="2" fo:hyphenation-push-char-count="2"/>
    </style:style>
    <style:style style:name="P4" style:family="paragraph" style:parent-style-name="Text_20_body">
      <style:paragraph-properties fo:text-align="justify" style:justify-single-word="false"/>
      <style:text-properties officeooo:paragraph-rsid="00023293"/>
    </style:style>
    <style:style style:name="P5" style:family="paragraph" style:parent-style-name="Text_20_body">
      <style:paragraph-properties fo:text-align="center" style:justify-single-word="false"/>
      <style:text-properties officeooo:paragraph-rsid="00023293"/>
    </style:style>
    <style:style style:name="P6" style:family="paragraph" style:parent-style-name="Text_20_body">
      <style:text-properties officeooo:paragraph-rsid="00023293"/>
    </style:style>
    <style:style style:name="P7" style:family="paragraph" style:parent-style-name="Text_20_body">
      <style:paragraph-properties fo:margin-left="0.3cm" fo:margin-right="0.323cm" fo:text-align="justify" style:justify-single-word="false" fo:text-indent="0cm" style:auto-text-indent="false"/>
      <style:text-properties officeooo:paragraph-rsid="00023293" fo:background-color="transparent"/>
    </style:style>
    <style:style style:name="P8" style:family="paragraph" style:parent-style-name="Text_20_body" style:master-page-name="">
      <style:paragraph-properties fo:text-align="justify" style:justify-single-word="false" style:page-number="auto"/>
      <style:text-properties officeooo:paragraph-rsid="00023293"/>
    </style:style>
    <style:style style:name="T1" style:family="text">
      <style:text-properties style:text-underline-style="solid" style:text-underline-width="auto" style:text-underline-color="font-color" fo:font-weight="bold" officeooo:rsid="000c9d23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7ebf5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00588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0cb4b9"/>
    </style:style>
    <style:style style:name="T5" style:family="text">
      <style:text-properties officeooo:rsid="0016422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cb4b9" style:font-weight-asian="bold" style:font-weight-complex="bold"/>
    </style:style>
    <style:style style:name="T8" style:family="text">
      <style:text-properties officeooo:rsid="000cb4b9"/>
    </style:style>
    <style:style style:name="T9" style:family="text">
      <style:text-properties officeooo:rsid="000c9d23"/>
    </style:style>
    <style:style style:name="T10" style:family="text">
      <style:text-properties officeooo:rsid="00177439"/>
    </style:style>
    <style:style style:name="T11" style:family="text">
      <style:text-properties officeooo:rsid="000890bd"/>
    </style:style>
    <style:style style:name="T12" style:family="text">
      <style:text-properties officeooo:rsid="00100588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17ebf5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77439" style:font-style-asian="normal" style:font-weight-asian="normal" style:font-style-complex="normal" style:font-weight-complex="normal"/>
    </style:style>
    <style:style style:name="T17" style:family="text">
      <style:text-properties fo:font-style="normal" officeooo:rsid="00031a53" style:font-style-asian="normal" style:font-style-complex="normal"/>
    </style:style>
    <style:style style:name="T18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000000" fo:font-style="normal" fo:font-weight="normal" officeooo:rsid="000cb4b9" style:font-style-asian="normal" style:font-weight-asian="normal" style:font-style-complex="normal" style:font-weight-complex="normal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0c9d23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035295" style:font-style-asian="italic" style:font-weight-asian="bold" style:font-style-complex="italic" style:font-weight-complex="bold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0cb4b9" fo:background-color="transparent" loext:char-shading-value="0"/>
    </style:style>
    <style:style style:name="T25" style:family="text">
      <style:text-properties fo:language="es" fo:country="AR"/>
    </style:style>
    <style:style style:name="T26" style:family="text">
      <style:text-properties fo:font-size="14pt" style:text-underline-style="none" fo:font-weight="bold" officeooo:rsid="000723cd" style:font-size-asian="14pt" style:font-weight-asian="bold" style:font-size-complex="14pt" style:font-weight-complex="bold"/>
    </style:style>
    <style:style style:name="T27" style:family="text">
      <style:text-properties fo:font-size="10pt" style:text-underline-style="none" fo:font-weight="bold" officeooo:rsid="000e3a2c" style:font-size-asian="10pt" style:font-weight-asian="bold" style:font-size-complex="10pt" style:font-weight-complex="bold"/>
    </style:style>
    <style:style style:name="T28" style:family="text">
      <style:text-properties officeooo:rsid="00031a53"/>
    </style:style>
    <style:style style:name="T29" style:family="text">
      <style:text-properties officeooo:rsid="0003529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estilo12"><text:span text:style-name="T1">NOSOTROS </text:span></text:span><text:span text:style-name="estilo12"><text:span text:style-name="T2">- </text:span></text:span><text:span text:style-name="estilo12"><text:span text:style-name="T3">¿QUIENES SOMOS?</text:span></text:span></text:p>
      <text:p text:style-name="P8"><text:span text:style-name="estilo12"><text:span text:style-name="T5">Desde sus inicio, </text:span></text:span><text:span text:style-name="estilo12"><text:span text:style-name="T6">NómadeSoft</text:span></text:span><text:span text:style-name="estilo12">, </text:span><text:span text:style-name="estilo12"><text:span text:style-name="T5">s</text:span></text:span><text:span text:style-name="estilo12">e ha especializado fuertemente en la implementación y mantenimiento de sistemas informáticos en la </text:span><text:span text:style-name="estilo12"><text:span text:style-name="T8">A</text:span></text:span><text:span text:style-name="estilo12">dministración </text:span><text:span text:style-name="estilo12"><text:span text:style-name="T8">P</text:span></text:span><text:span text:style-name="estilo12">ública. <text:s/></text:span><text:span text:style-name="estilo12"><text:span text:style-name="T8">P</text:span></text:span><text:span text:style-name="estilo12">roveyendo consultoría especializada, aplicaciones y desarrollo de software a medida, </text:span>orientada fuertemente a <text:s/>sistemas de planificación de recursos empresariales, o ERP (por sus siglas en inglés, Enterprise Resource Planning) <text:s/>para entidades estatales.</text:p>
      <text:p text:style-name="P4">Actualmente atiende importantes organizaciones públicas en varias provincias de la República Argentina y se encuentra desarrollando nuevos proyectos para el sector público nacional e internacional <text:span text:style-name="T5">y también para el sector privado</text:span>. <text:s/></text:p>
      <text:p text:style-name="P4">Además ofrecemos servicios de consultoría para la re<text:span text:style-name="T9">-</text:span>ingeniería de procesos a través de la implementación de <text:span text:style-name="T10">nuestros</text:span> productos o productos de terceros. <text:span text:style-name="estilo12">La empresa presta servicios de mantenimiento evolutivo y adaptativo </text:span><text:span text:style-name="estilo12"><text:span text:style-name="T11">a todos los clientes</text:span></text:span><text:span text:style-name="estilo12">, llevando adelante una instalación personalizada y a medida.</text:span></text:p>
      <text:p text:style-name="P4"><text:span text:style-name="estilo12"><text:span text:style-name="T12">E</text:span></text:span><text:span text:style-name="estilo12">ntendemos que ser competitivos en los tiempos que corren no es únicamente una incumbencia del sector privado, sino que </text:span><text:span text:style-name="estilo12"><text:span text:style-name="T13">desde el Estado se deben generar condiciones que le permitan a su </text:span></text:span><text:span text:style-name="estilo12"><text:span text:style-name="T14">entorno</text:span></text:span><text:span text:style-name="estilo12"><text:span text:style-name="T13"> un crecimiento alto y sostenible en el tiempo, unido a la excelencia </text:span></text:span><text:span text:style-name="estilo12"><text:span text:style-name="T14">y transparencia</text:span></text:span><text:span text:style-name="estilo12"><text:span text:style-name="T13"> en la prestación de los servicios públicos.</text:span></text:span></text:p>
      <text:p text:style-name="P6"><text:span text:style-name="T12">C</text:span>onformamos un grupo humano integrado por profesionales de distintas áreas, entre ellas: <text:span text:style-name="T12">ingeniería en informática, ciencias políticas, </text:span>contabilidad, administración, economía y recursos humanos, con un alto grado de capacitación, cubriendo las distintas necesidades e inquietudes de cada cliente.</text:p>
      <text:p text:style-name="P6">Ofrecemos productos y servicios de calidad, a los efectos de acompañar <text:span text:style-name="T12">al Cliente</text:span>, fortaleciendo los procesos de formulación, ejecución, evaluación y control de los objetivos estratégicos, para alcanzar un mayor bienestar general de la sociedad en forma eficaz, eficiente y transparente.</text:p>
      <text:p text:style-name="P4"><text:span text:style-name="T9">R</text:span>econoce<text:span text:style-name="T9">mos</text:span> <text:span text:style-name="T9">nuestra</text:span> responsabilidad como proveedor de servicios de alta calidad, <text:span text:style-name="T9">por lo cual desde 2010,</text:span> <text:span text:style-name="T9">se </text:span>ha desarrollado,<text:span text:style-name="T8"> mantenido</text:span> <text:span text:style-name="T29">y actualizado </text:span>un <text:span text:style-name="T7">S</text:span><text:span text:style-name="T6">istema de </text:span><text:span text:style-name="T7">G</text:span><text:span text:style-name="T6">estión de la </text:span><text:span text:style-name="T7">C</text:span><text:span text:style-name="T6">alidad </text:span><text:span text:style-name="T7">certificado</text:span><text:span text:style-name="T18">, </text:span><text:span text:style-name="T19">en c</text:span><text:span text:style-name="T8">u</text:span>mpl<text:span text:style-name="T8">imiento de</text:span> la <text:span text:style-name="T20">Norma Internacional “ISO 9001”, </text:span><text:span text:style-name="T22">primero en su versión 2008 y ahora en su versión 2015</text:span>. <text:span text:style-name="T23">Para ello se han desarrollado e institucionalizado procesos en concordancia con los requisitos mencionados en dich</text:span><text:span text:style-name="T24">o estándar</text:span><text:span text:style-name="T25">. </text:span></text:p>
      <text:p text:style-name="P4"><text:span text:style-name="estilo12"><text:span text:style-name="T8">Nuestro </text:span></text:span><text:span text:style-name="estilo12">Sistema de Gestión de Calidad tiene como objetivo la satisfacción de </text:span><text:span text:style-name="estilo12"><text:span text:style-name="T11">las partes interesadas </text:span></text:span><text:span text:style-name="estilo12"><text:s/>y la mejora de servicios y procesos, </text:span><text:span text:style-name="estilo12"><text:span text:style-name="T10">todo </text:span></text:span><text:span text:style-name="estilo12">desarrolla</text:span><text:span text:style-name="estilo12"><text:span text:style-name="T8">do</text:span></text:span><text:span text:style-name="estilo12"> e implementa</text:span><text:span text:style-name="estilo12"><text:span text:style-name="T8">do</text:span></text:span><text:span text:style-name="estilo12"> dentro de un </text:span><text:span text:style-name="estilo12"><text:span text:style-name="T20">Ciclo de Mejora Continua</text:span></text:span><text:span text:style-name="estilo12"> llamado </text:span><text:span text:style-name="estilo12"><text:span text:style-name="T20">Ciclo PDCA</text:span></text:span><text:span text:style-name="estilo12"><text:span text:style-name="T15"> (</text:span></text:span><text:span text:style-name="estilo12"><text:span text:style-name="T16">por sus </text:span></text:span><text:span text:style-name="estilo12"><text:span text:style-name="T15">iniciales en inglés).</text:span></text:span><text:span text:style-name="estilo12"> <text:s/>Este ciclo, es la base de la </text:span><text:span text:style-name="estilo12"><text:span text:style-name="T20">Norma ISO 9001:2015 </text:span></text:span><text:span text:style-name="estilo12">y consiste en: </text:span><text:span text:style-name="estilo12"><text:span text:style-name="T21">Planificar, Hacer, Verificar y Actuar.</text:span></text:span></text:p>
      <text:p text:style-name="P4"><text:span text:style-name="estilo12"><text:span text:style-name="T21"/></text:span></text:p>
      <text:p text:style-name="P4"><text:span text:style-name="estilo12"><text:span text:style-name="T4">COMPROMISO CON LA CALIDAD</text:span></text:span></text:p>
      <text:p text:style-name="P5"><text:span text:style-name="estilo12"><text:span text:style-name="T26">Política de Calidad</text:span></text:span></text:p>
      <text:p text:style-name="P7">En nuestro objetivo de contribuir a la creación de valor a través de productos de Consultoría y Soluciones de Software, nos comprometemos a cumplir los siguientes principios: </text:p>
      <text:list xml:id="list3659359590" text:style-name="L1">
        <text:list-item>
          <text:p text:style-name="P3"><text:soft-page-break/>Satisfacer a las partes interesadas, orientando todos los esfuerzos y recursos, con el fin de cumplir los compromisos asumidos. </text:p>
        </text:list-item>
        <text:list-item>
          <text:p text:style-name="P1">Obtener la rentabilidad necesaria que permita mantenernos competitivos en el mercado nacional e internacional, con un crecimiento organizacional sostenido y adecuado a la demanda. </text:p>
        </text:list-item>
        <text:list-item>
          <text:p text:style-name="P1">Mantener y mejorar continuamente un Sistema de Gestión de Calidad basado en la innovación de procesos, con prácticas institucionalizadas y que se realicen en forma ejemplar.</text:p>
        </text:list-item>
        <text:list-item>
          <text:p text:style-name="P1">Fortalecer y promover en la Gestión Pública la utilización de Tecnologías de la Información y Comunicación como medio beneficioso para mejorar la implementación de políticas públicas.</text:p>
        </text:list-item>
        <text:list-item>
          <text:p text:style-name="P1"><text:span text:style-name="estilo12">Promover el respeto, valorando a las personas como recurso primario, reconociendo el esfuerzo, favoreciendo la capacitación y manteniendo un ambiente saludable de trabajo. </text:span></text:p>
          <text:p text:style-name="P2"><text:span text:style-name="estilo12"><text:span text:style-name="T17">Versión 2.5, Vigencia: 01/07/2016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estilo12" style:family="text" style:parent-style-name="Fuente_20_de_20_párrafo_20_predeter.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7:58:49.029000000</meta:creation-date>
    <dc:date>2019-04-01T18:06:05.177000000</dc:date>
    <meta:editing-duration>PT7M20S</meta:editing-duration>
    <meta:editing-cycles>4</meta:editing-cycles>
    <meta:generator>LibreOffice/5.3.3.2$Windows_x86 LibreOffice_project/3d9a8b4b4e538a85e0782bd6c2d430bafe583448</meta:generator>
    <meta:document-statistic meta:table-count="0" meta:image-count="0" meta:object-count="0" meta:page-count="2" meta:paragraph-count="18" meta:word-count="547" meta:character-count="3766" meta:non-whitespace-character-count="3230"/>
  </office:meta>
</office:document-meta>
</file>